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86e" officeooo:paragraph-rsid="001538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dgdf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5:19:37.658706729</meta:creation-date>
    <dc:date>2022-10-10T15:19:49.761043735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3.6.2$Linux_X86_64 LibreOffice_project/30$Build-2</meta:generator>
  </office:meta>
</office:document-meta>
</file>